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ce20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 table:number-columns-repeated="2"/>
          <table:table-cell table:style-name="ce53" office:value-type="float" office:value="2900" calcext:value-type="float">
            <text:p>2900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table:number-columns-repeated="3"/>
          <table:table-cell table:style-name="ce15" table:formula="of:=SUM([.B3:.F3])" office:value-type="float" office:value="14900" calcext:value-type="float">
            <text:p>14900</text:p>
          </table:table-cell>
          <table:table-cell table:style-name="ce21" table:formula="of:=SUM([.B28:.F28])" office:value-type="float" office:value="747.117794486216" calcext:value-type="float">
            <text:p>747.1177944862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+2440</text:p>
          </table:table-cell>
          <table:table-cell office:value-type="string" calcext:value-type="string">
            <text:p>60000(salary)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0000-154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5000+24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352.380952380952" calcext:value-type="float">
            <text:p>352.380952381</text:p>
          </table:table-cell>
          <table:table-cell office:value-type="string" calcext:value-type="string">
            <text:p>Արեգ</text:p>
          </table:table-cell>
          <table:table-cell table:style-name="Default"/>
          <table:table-cell office:value-type="float" office:value="36000" calcext:value-type="float">
            <text:p>36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747.117794486216" calcext:value-type="float">
            <text:p>747.1177944862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747.117794486216" calcext:value-type="float">
            <text:p>747.1177944862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:.F28])" office:value-type="float" office:value="747.117794486216" calcext:value-type="float">
            <text:p>747.1177944862</text:p>
          </table:table-cell>
          <table:table-cell table:style-name="ce40" office:value-type="string" calcext:value-type="string">
            <text:p>Կարեն</text:p>
          </table:table-cell>
          <table:table-cell table:style-name="Default" office:value-type="string" calcext:value-type="string">
            <text:p>10000-5050</text:p>
          </table:table-cell>
          <table:table-cell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A28:.E28])" office:value-type="float" office:value="747.117794486216" calcext:value-type="float">
            <text:p>747.1177944862</text:p>
          </table:table-cell>
          <table:table-cell office:value-type="string" calcext:value-type="string">
            <text:p>Ժոզեֆ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)" office:value-type="float" office:value="747.117794486216" calcext:value-type="float">
            <text:p>747.117794486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B28];[.C28];[.F28])" office:value-type="float" office:value="747.117794486216" calcext:value-type="float">
            <text:p>747.1177944862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352.380952380952" calcext:value-type="float">
            <text:p>352.380952381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Մհեր</text:p>
          </table:table-cell>
          <table:table-cell office:value-type="string" calcext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Դավիթ</text:p>
          </table:table-cell>
          <table:table-cell office:value-type="string" calcext:value-type="string">
            <text:p>12000+54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string" calcext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table:style-name="ce42" office:value-type="string" calcext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Վահե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 calcext:value-type="float">
            <text:p>747.1177944862</text:p>
          </table:table-cell>
          <table:table-cell office:value-type="string" calcext:value-type="string">
            <text:p>Տաթև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394.736842105263" calcext:value-type="float">
            <text:p>394.7368421053</text:p>
          </table:table-cell>
          <table:table-cell office:value-type="string" calcext:value-type="string">
            <text:p>Մովսես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352.380952380952" calcext:value-type="float">
            <text:p>352.380952381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5900" calcext:value-type="float">
            <text:p>5900</text:p>
          </table:table-cell>
          <table:table-cell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0" office:value-type="float" office:value="0" calcext:value-type="float">
            <text:p>0</text:p>
          </table:table-cell>
          <table:table-cell table:style-name="ce15" table:formula="of:=[.E3]/19" office:value-type="float" office:value="0" calcext:value-type="float">
            <text:p>0</text:p>
          </table:table-cell>
          <table:table-cell table:style-name="ce15" table:formula="of:=[.F3]/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28:.F28])" office:value-type="float" office:value="747.117794486216" calcext:value-type="float">
            <text:p>747.1177944862</text:p>
          </table:table-cell>
          <table:table-cell office:value-type="string" calcext:value-type="string">
            <text:p>Նաիրա</text:p>
          </table:table-cell>
          <table:table-cell table:style-name="Default" office:value-type="string" calcext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47.117794486216" calcext:value-type="float">
            <text:p>747.1177944862</text:p>
          </table:table-cell>
          <table:table-cell office:value-type="string" calcext:value-type="string">
            <text:p>Թամարա</text:p>
          </table:table-cell>
          <table:table-cell table:style-name="Default" office:value-type="string" calcext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30])" office:value-type="float" office:value="14900" calcext:value-type="float">
            <text:p>149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29" office:value-type="float" office:value="16000" calcext:value-type="float">
            <text:p>16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23:25:20.777122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9T23:27:40.435510655</dc:date>
    <meta:editing-duration>P4DT10H33M3S</meta:editing-duration>
    <meta:editing-cycles>1788</meta:editing-cycles>
    <meta:generator>LibreOffice/4.2.6.3$Linux_X86_64 LibreOffice_project/420m0$Build-3</meta:generator>
    <meta:document-statistic meta:table-count="11" meta:cell-count="4281" meta:object-count="0"/>
  </office:meta>
</office:document-meta>
</file>